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8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AVID'S DISTRESS (18:4-6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AVID'S DELIVERANCE (18:7-49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DAVID'S DELIVERANCE (18:7-49)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The Lord arrives (18:7-15):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Lord arrives (18:7-15):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His appearance (18:8-11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His appearance (18:8-11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Smoke and fire pour from his mouth (18:8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Dark clouds shroud him (18:9, 11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Angelic beings accompany him (18:10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Lord arrives (18:7-15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is appearance (18:8-11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is actions (18:7, 12-15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His actions (18:7, 12-15)<text:s text:c="1"/></text:span><text:span text:style-name="a500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rocks the earth and shakes the mountains (18:7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advances with hailstones and bolts of lightning (18:12, 14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e thunders from heaven (18:13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e shoots his arrows and scatters his enemies (18:14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He lays bare the earth and the sea (18:1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The Lord arrives (18:7-15):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His appearance (18:8-11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is actions (18:7, 12-15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DAVID'S DELIVERANCE (18:7-49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Lord arrives (18:7-1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Lord assists (18:16-4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-title-Title-Slide" presentation:presentation-page-layout-name="Master1-PPL1" draw:id="Slide-264">
        <draw:frame draw:id="id99" presentation:style-name="a556" draw:name="Title 1" svg:x="1.38in" svg:y="0.83in" svg:width="10.3in" svg:height="4.42in" presentation:class="title" presentation:placeholder="false">
          <draw:text-box>
            <text:p text:style-name="a555" text:class-names="" text:cond-style-name=""><text:span text:style-name="a553" text:class-names=""><text:s text:c="1"/>The Lord assists (18:16-49):<text:s text:c="1"/></text:span><text:span text:style-name="a554" text:class-names=""/></text:p>
          </draw:text-box>
          <svg:title/>
          <svg:desc/>
        </draw:frame>
        <draw:frame draw:id="id100" presentation:style-name="a561" draw:name="Subtitle 2" svg:x="1.38in" svg:y="5.25in" svg:width="10.3in" svg:height="1.85in" presentation:class="subtitle" presentation:placeholder="false">
          <draw:text-box>
            <text:p text:style-name="a558" text:class-names="" text:cond-style-name=""><text:span text:style-name="a557" text:class-names=""><text:s text:c="1"/>He rescues him (18:16-19, 43-49).<text:s text:c="1"/></text:span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He rescues him (18:16-19, 43-49).<text:s text:c="1"/></text:span><text:span text:style-name="a564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Lord draws him out of deep waters (18:16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e leads him to a place of safety (18:17-19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He makes him ruler over nations (18:43-49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Lord assists (18:16-49):<text:s text:c="1"/></text:span><text:span text:style-name="a582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He rescues him (18:16-19, 43-49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He rewards him (18:20-28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He revives him (18:29-42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2-tx-Title-and-Text" presentation:presentation-page-layout-name="Master1-PPL12" draw:id="Slide-267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DAVID'S DELIVERANCE (18:7-49)<text:s text:c="1"/></text:span><text:span text:style-name="a600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Lord arrives (18:7-15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Lord assists (18:16-49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PSALM 18<text:s text:c="1"/></text:span><text:span text:style-name="a615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DAVID'S DISTRESS (18:4-6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DAVID'S DELIVERANCE (18:7-49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DAVID'S DESCENDANTS (18:50): God shows his unfailing love to David and his descendants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8 </dc:title>
    <meta:initial-creator>David STRICKLAND</meta:initial-creator>
    <dc:creator>David STRICKLAND</dc:creator>
    <meta:creation-date>2020-02-22T19:32:22Z</meta:creation-date>
    <dc:date>2020-02-22T19:32:23Z</dc:date>
    <meta:template xlink:href="BibleStudy" xlink:type="simple"/>
    <meta:editing-cycles>1</meta:editing-cycles>
    <meta:editing-duration>PT0S</meta:editing-duration>
    <meta:document-statistic meta:paragraph-count="43" meta:word-count="335"/>
  </office:meta>
</office:document-meta>
</file>